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109.36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25.56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0.73mm"/>
    </style:style>
    <style:style style:name="co11" style:family="table-column">
      <style:table-column-properties fo:break-before="auto" style:column-width="6.97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7.51mm"/>
    </style:style>
    <style:style style:name="co14" style:family="table-column">
      <style:table-column-properties fo:break-before="auto" style:column-width="10.58mm"/>
    </style:style>
    <style:style style:name="co15" style:family="table-column">
      <style:table-column-properties fo:break-before="auto" style:column-width="15.8mm"/>
    </style:style>
    <style:style style:name="co16" style:family="table-column">
      <style:table-column-properties fo:break-before="auto" style:column-width="17.18mm"/>
    </style:style>
    <style:style style:name="co17" style:family="table-column">
      <style:table-column-properties fo:break-before="auto" style:column-width="12.12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0.74mm"/>
    </style:style>
    <style:style style:name="co20" style:family="table-column">
      <style:table-column-properties fo:break-before="auto" style:column-width="11.2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24.38mm"/>
    </style:style>
    <style:style style:name="co23" style:family="table-column">
      <style:table-column-properties fo:break-before="auto" style:column-width="7.43mm"/>
    </style:style>
    <style:style style:name="co24" style:family="table-column">
      <style:table-column-properties fo:break-before="auto" style:column-width="5.52mm"/>
    </style:style>
    <style:style style:name="co25" style:family="table-column">
      <style:table-column-properties fo:break-before="auto" style:column-width="6.9mm"/>
    </style:style>
    <style:style style:name="co26" style:family="table-column">
      <style:table-column-properties fo:break-before="auto" style:column-width="26.32mm"/>
    </style:style>
    <style:style style:name="co27" style:family="table-column">
      <style:table-column-properties fo:break-before="auto" style:column-width="29.07mm"/>
    </style:style>
    <style:style style:name="co28" style:family="table-column">
      <style:table-column-properties fo:break-before="auto" style:column-width="7.23mm"/>
    </style:style>
    <style:style style:name="co29" style:family="table-column">
      <style:table-column-properties fo:break-before="auto" style:column-width="18.2mm"/>
    </style:style>
    <style:style style:name="co30" style:family="table-column">
      <style:table-column-properties fo:break-before="auto" style:column-width="6.77mm"/>
    </style:style>
    <style:style style:name="co31" style:family="table-column">
      <style:table-column-properties fo:break-before="auto" style:column-width="5.03mm"/>
    </style:style>
    <style:style style:name="co32" style:family="table-column">
      <style:table-column-properties fo:break-before="auto" style:column-width="14.43mm"/>
    </style:style>
    <style:style style:name="co33" style:family="table-column">
      <style:table-column-properties fo:break-before="auto" style:column-width="8.89mm"/>
    </style:style>
    <style:style style:name="co34" style:family="table-column">
      <style:table-column-properties fo:break-before="auto" style:column-width="7.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79mm" fo:break-before="auto" style:use-optimal-row-height="true"/>
    </style:style>
    <style:style style:name="ro4" style:family="table-row">
      <style:table-row-properties style:row-height="8.5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mm"/>
      <style:text-properties fo:font-size="8pt" fo:font-weight="bold" style:font-size-asian="8pt" style:font-weight-asian="bold" style:font-size-complex="8pt" style:font-weight-complex="600"/>
    </style:style>
    <style:style style:name="ce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style:rotation-angle="0"/>
      <style:paragraph-properties fo:text-align="center" fo:margin-left="0m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 New1" fo:font-size="6pt" style:font-size-asian="6pt" style:font-size-complex="6pt"/>
      <style:map style:condition="cell-content()=1" style:apply-style-name="Célula_20_preta" style:base-cell-address="Dependências.C3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ejaVu Sans Mono"/>
    </style:style>
    <style:style style:name="ce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style:font-name="DejaVu Sans Mono"/>
    </style:style>
    <style:style style:name="ce16" style:family="table-cell" style:parent-style-name="Default">
      <style:table-cell-properties style:text-align-source="fix" style:repeat-content="false" style:rotation-angle="45"/>
      <style:paragraph-properties fo:text-align="start" fo:margin-left="0mm"/>
      <style:text-properties fo:font-weight="bold" style:font-weight-asian="bold" style:font-weight-complex="600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end" fo:margin-left="0mm"/>
      <style:text-properties style:font-name="Courier New"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style:rotation-angle="0"/>
      <style:paragraph-properties fo:text-align="end" fo:margin-left="0mm"/>
      <style:text-properties style:font-name="Arial1" fo:font-weight="bold" style:font-name-asian="Arial1" style:font-weight-asian="bold" style:font-name-complex="Arial1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style:rotation-angle="90" style:vertical-align="automatic" loext:vertical-justify="auto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3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4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5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6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7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8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9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1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2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3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4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5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6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7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8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19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1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Erro" style:base-cell-address="Horários.B24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1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22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bold" style:font-name-asian="Droid Sans Fallback" style:font-weight-asian="bold" style:font-name-complex="FreeSans" style:font-weight-complex="bold"/>
      <style:map style:condition="cell-content()&gt;1" style:apply-style-name="Erro" style:base-cell-address="Horários.AV3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gt;1" style:apply-style-name="Erro" style:base-cell-address="Horários.AV3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fo:background-color="#66ff00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row table:style-name="ro3">
          <table:table-cell table:style-name="ce1" office:value-type="string" calcext:value-type="string">
            <text:p>DEPENDÊNCIAS</text:p>
          </table:table-cell>
          <table:table-cell table:style-name="ce6" office:value-type="string" calcext:value-type="string">
            <text:p>Objetivos</text:p>
          </table:table-cell>
          <table:table-cell table:style-name="ce9" office:value-type="string" calcext:value-type="string">
            <text:p>NULA</text:p>
          </table:table-cell>
          <table:table-cell table:style-name="ce9" office:value-type="string" calcext:value-type="string">
            <text:p>ORGE</text:p>
          </table:table-cell>
          <table:table-cell table:style-name="ce9" office:value-type="string" calcext:value-type="string">
            <text:p>ALGO</text:p>
          </table:table-cell>
          <table:table-cell table:style-name="ce9" office:value-type="string" calcext:value-type="string">
            <text:p>INGL</text:p>
          </table:table-cell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PRSI</text:p>
          </table:table-cell>
          <table:table-cell table:style-name="ce9" office:value-type="string" calcext:value-type="string">
            <text:p>ESTD</text:p>
          </table:table-cell>
          <table:table-cell table:style-name="ce9" office:value-type="string" calcext:value-type="string">
            <text:p>ESTA</text:p>
          </table:table-cell>
          <table:table-cell table:style-name="ce9" office:value-type="string" calcext:value-type="string">
            <text:p>ARQC</text:p>
          </table:table-cell>
          <table:table-cell table:style-name="ce9" office:value-type="string" calcext:value-type="string">
            <text:p>SOPE</text:p>
          </table:table-cell>
          <table:table-cell table:style-name="ce9" office:value-type="string" calcext:value-type="string">
            <text:p>FNBD</text:p>
          </table:table-cell>
          <table:table-cell table:style-name="ce9" office:value-type="string" calcext:value-type="string">
            <text:p>PROO</text:p>
          </table:table-cell>
          <table:table-cell table:style-name="ce9" office:value-type="string" calcext:value-type="string">
            <text:p>RECO</text:p>
          </table:table-cell>
          <table:table-cell table:style-name="ce9" office:value-type="string" calcext:value-type="string">
            <text:p>APBD</text:p>
          </table:table-cell>
          <table:table-cell table:style-name="ce9" office:value-type="string" calcext:value-type="string">
            <text:p>IALI</text:p>
          </table:table-cell>
          <table:table-cell table:style-name="ce9" office:value-type="string" calcext:value-type="string">
            <text:p>FPIN</text:p>
          </table:table-cell>
          <table:table-cell table:style-name="ce9" office:value-type="string" calcext:value-type="string">
            <text:p>APRS</text:p>
          </table:table-cell>
          <table:table-cell table:style-name="ce9" office:value-type="string" calcext:value-type="string">
            <text:p>RHFI</text:p>
          </table:table-cell>
          <table:table-cell table:style-name="ce9" office:value-type="string" calcext:value-type="string">
            <text:p>PAVI</text:p>
          </table:table-cell>
          <table:table-cell table:style-name="ce9" office:value-type="string" calcext:value-type="string">
            <text:p>MEPC</text:p>
          </table:table-cell>
          <table:table-cell table:style-name="ce9" office:value-type="string" calcext:value-type="string">
            <text:p>LMMD</text:p>
          </table:table-cell>
          <table:table-cell table:style-name="ce9" office:value-type="string" calcext:value-type="string">
            <text:p>PJIN1</text:p>
          </table:table-cell>
          <table:table-cell table:style-name="ce9" office:value-type="string" calcext:value-type="string">
            <text:p>INHC</text:p>
          </table:table-cell>
          <table:table-cell table:style-name="ce9" office:value-type="string" calcext:value-type="string">
            <text:p>GEPJ</text:p>
          </table:table-cell>
          <table:table-cell table:style-name="ce9" office:value-type="string" calcext:value-type="string">
            <text:p>TABD</text:p>
          </table:table-cell>
          <table:table-cell table:style-name="ce9" office:value-type="string" calcext:value-type="string">
            <text:p>GESINF</text:p>
          </table:table-cell>
          <table:table-cell table:style-name="ce9" office:value-type="string" calcext:value-type="string">
            <text:p>GDSW</text:p>
          </table:table-cell>
          <table:table-cell table:style-name="ce9" office:value-type="string" calcext:value-type="string">
            <text:p>INCO</text:p>
          </table:table-cell>
          <table:table-cell table:style-name="ce9" office:value-type="string" calcext:value-type="string">
            <text:p>PRMK</text:p>
          </table:table-cell>
          <table:table-cell table:style-name="ce9" office:value-type="string" calcext:value-type="string">
            <text:p>SIGE</text:p>
          </table:table-cell>
          <table:table-cell table:style-name="ce9" office:value-type="string" calcext:value-type="string">
            <text:p>LSOR</text:p>
          </table:table-cell>
          <table:table-cell table:style-name="ce9" office:value-type="string" calcext:value-type="string">
            <text:p>FILO</text:p>
          </table:table-cell>
          <table:table-cell table:style-name="ce9" office:value-type="string" calcext:value-type="string">
            <text:p>PJIN2</text:p>
          </table:table-cell>
          <table:table-cell table:style-name="ce9" office:value-type="string" calcext:value-type="string">
            <text:p>SIAD</text:p>
          </table:table-cell>
          <table:table-cell table:style-name="ce9" office:value-type="string" calcext:value-type="string">
            <text:p>TESI1</text:p>
          </table:table-cell>
          <table:table-cell table:style-name="ce9" office:value-type="string" calcext:value-type="string">
            <text:p>INAR</text:p>
          </table:table-cell>
          <table:table-cell table:style-name="ce9" office:value-type="string" calcext:value-type="string">
            <text:p>COGR</text:p>
          </table:table-cell>
          <table:table-cell table:style-name="ce9" office:value-type="string" calcext:value-type="string">
            <text:p>SOCI</text:p>
          </table:table-cell>
          <table:table-cell table:style-name="ce9" office:value-type="string" calcext:value-type="string">
            <text:p>EMPR</text:p>
          </table:table-cell>
          <table:table-cell table:style-name="ce9" office:value-type="string" calcext:value-type="string">
            <text:p>TESI2</text:p>
          </table:table-cell>
          <table:table-cell table:style-name="ce9" office:value-type="string" calcext:value-type="string">
            <text:p>GOTI</text:p>
          </table:table-cell>
          <table:table-cell table:style-name="ce9" office:value-type="string" calcext:value-type="string">
            <text:p>TCC</text:p>
          </table:table-cell>
          <table:table-cell table:style-name="ce9" office:value-type="string" calcext:value-type="string">
            <text:p>ETIC</text:p>
          </table:table-cell>
          <table:table-cell table:style-name="ce9" office:value-type="string" calcext:value-type="string">
            <text:p>DIRL</text:p>
          </table:table-cell>
          <table:table-cell table:style-name="ce9" office:value-type="string" calcext:value-type="string">
            <text:p>LIBR</text:p>
          </table:table-cell>
          <table:table-cell table:style-name="ce12" office:value-type="string" calcext:value-type="string" table:number-columns-spanned="1" table:number-rows-spanned="2">
            <text:p>∑</text:p>
          </table:table-cell>
          <table:table-cell table:number-columns-repeated="3"/>
          <table:table-cell table:style-name="ce1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7" office:value-type="string" calcext:value-type="string">
            <text:p>#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covered-table-cell table:style-name="ce8"/>
          <table:table-cell/>
          <table:table-cell table:style-name="ce14" office:value-type="string" calcext:value-type="string">
            <text:p>Ativa?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Média</text:p>
          </table:table-cell>
          <table:table-cell table:style-name="ce8" office:value-type="string" calcext:value-type="string">
            <text:p>Desv. Pad.</text:p>
          </table:table-cell>
          <table:table-cell table:style-name="ce5" office:value-type="string" calcext:value-type="string">
            <text:p>Hercílio</text:p>
          </table:table-cell>
          <table:table-cell table:style-name="ce5" office:value-type="string" calcext:value-type="string">
            <text:p>Ernande</text:p>
          </table:table-cell>
          <table:table-cell table:style-name="ce14" office:value-type="string" calcext:value-type="string">
            <text:p>Bruno</text:p>
          </table:table-cell>
          <table:table-cell table:style-name="ce14" office:value-type="string" calcext:value-type="string">
            <text:p>Lucas</text:p>
          </table:table-cell>
          <table:table-cell table:style-name="ce14" office:value-type="string" calcext:value-type="string">
            <text:p>Denis</text:p>
          </table:table-cell>
          <table:table-cell table:style-name="ce14" office:value-type="string" calcext:value-type="string">
            <text:p>Nywton</text:p>
          </table:table-cell>
          <table:table-cell table:style-name="ce14" office:value-type="string" calcext:value-type="string">
            <text:p>Allan</text:p>
          </table:table-cell>
          <table:table-cell table:style-name="ce14" office:value-type="string" calcext:value-type="string">
            <text:p>Márcio</text:p>
          </table:table-cell>
          <table:table-cell table:style-name="ce14" office:value-type="string" calcext:value-type="string">
            <text:p>Duda</text:p>
          </table:table-cell>
          <table:table-cell table:style-name="ce14" office:value-type="string" calcext:value-type="string">
            <text:p>Coru</text:p>
          </table:table-cell>
          <table:table-cell table:style-name="ce14" office:value-type="string" calcext:value-type="string">
            <text:p>Ademar</text:p>
          </table:table-cell>
        </table:table-row>
        <table:table-row table:style-name="ro1">
          <table:table-cell table:style-name="ce3" office:value-type="string" calcext:value-type="string">
            <text:p>NULA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table:formula="of:=SUM([.D3:.AU3])" office:value-type="float" office:value="24" calcext:value-type="float">
            <text:p>2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formula="of:=IF([.AW3] = 1; [.B3]; &quot;&quot;)">
            <text:p/>
          </table:table-cell>
          <table:table-cell table:style-name="ce13" table:formula="of:=AVERAGE([.AY4:.AY47])" office:value-type="float" office:value="20.3333333333333" calcext:value-type="float">
            <text:p>20,3333333333333</text:p>
          </table:table-cell>
          <table:table-cell table:style-name="ce13" table:formula="of:=STDEV([.AY4:.AY47])" office:value-type="float" office:value="11.3163866167874" calcext:value-type="float">
            <text:p>11,316386616787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RG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:.AU4])" office:value-type="float" office:value="0" calcext:value-type="float">
            <text:p>0</text:p>
          </table:table-cell>
          <table:table-cell table:style-name="ce15" table:number-matrix-columns-spanned="1" table:number-matrix-rows-spanned="44" table:formula="of:=TRANSPOSE(MMULT(TRANSPOSE([.BC4:.BC47]);[.D4:.AU47])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] = 1; [.B4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G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4" table:style-name="ce10" office:value-type="float" office:value="0" calcext:value-type="float">
            <text:p>0</text:p>
          </table:table-cell>
          <table:table-cell table:style-name="ce13" table:formula="of:=SUM([.D5:.AU5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5] = 1; [.B5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G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6:.AU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6] = 1; [.B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ALC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3" table:formula="of:=SUM([.D7:.AU7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7] = 1; [.B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RSI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8:.AU8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8] = 1; [.B8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ST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3" table:formula="of:=SUM([.D9:.AU9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9] = 1; [.B9]; &quot;&quot;)" office:value-type="float" office:value="6" calcext:value-type="float">
            <text:p>6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STA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0:.AU1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0] = 1; [.B1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RQC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1:.AU1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1] = 1; [.B11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OPE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3" table:formula="of:=SUM([.D12:.AU12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2] = 1; [.B12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NB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3" table:formula="of:=SUM([.D13:.AU13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3] = 1; [.B13]; &quot;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ROO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3" table:formula="of:=SUM([.D14:.AU14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4] = 1; [.B14]; &quot;&quot;)" office:value-type="float" office:value="11" calcext:value-type="float">
            <text:p>11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ECO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3" table:formula="of:=SUM([.D15:.AU15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formula="of:=IF([.AW15] = 1; [.B15]; &quot;&quot;)" office:value-type="float" office:value="12" calcext:value-type="float">
            <text:p>12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PBD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3" table:formula="of:=SUM([.D16:.AU16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6] = 1; [.B1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ALI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7:.AU1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7] = 1; [.B1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PIN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3" table:formula="of:=SUM([.D18:.AU1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8] = 1; [.B18]; &quot;&quot;)" office:value-type="float" office:value="15" calcext:value-type="float">
            <text:p>15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PR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3" table:style-name="ce10" office:value-type="float" office:value="0" calcext:value-type="float">
            <text:p>0</text:p>
          </table:table-cell>
          <table:table-cell table:style-name="ce13" table:formula="of:=SUM([.D19:.AU19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9] = 1; [.B19]; &quot;&quot;)" office:value-type="float" office:value="16" calcext:value-type="float">
            <text:p>16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HFI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0:.AU2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0] = 1; [.B2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AVI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1:.AU21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21] = 1; [.B21]; &quot;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EPC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4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D22:.AU2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2] = 1; [.B22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MMD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3" table:formula="of:=SUM([.D23:.AU23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3] = 1; [.B23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JIN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4:.AU24])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24] = 1; [.B24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NHC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5:.AU2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5] = 1; [.B25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EPJ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table:formula="of:=SUM([.D26:.AU26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formula="of:=IF([.AW26] = 1; [.B26]; &quot;&quot;)" office:value-type="float" office:value="23" calcext:value-type="float">
            <text:p>23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ABD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7:.AU2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7] = 1; [.B2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ESINF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3" table:formula="of:=SUM([.D28:.AU2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28] = 1; [.B28]; &quot;&quot;)" office:value-type="float" office:value="25" calcext:value-type="float">
            <text:p>25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DSW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3" table:formula="of:=SUM([.D29:.AU29]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29] = 1; [.B29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CO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0:.AU30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30] = 1; [.B30]; &quot;&quot;)" office:value-type="float" office:value="27" calcext:value-type="float">
            <text:p>27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PRMK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1:.AU3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1] = 1; [.B31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>
            <text:p>SIGE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3" table:formula="of:=SUM([.D32:.AU3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2] = 1; [.B32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SO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3:.AU33])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33] = 1; [.B33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ILO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4:.AU34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4] = 1; [.B34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JIN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5:.AU3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5] = 1; [.B35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IAD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3" table:formula="of:=SUM([.D36:.AU36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6] = 1; [.B36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I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7:.AU3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7] = 1; [.B37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NAR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8:.AU38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8] = 1; [.B38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OGR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9:.AU39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9] = 1; [.B39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CI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0:.AU4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0] = 1; [.B4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MPR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1:.AU4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1] = 1; [.B41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I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2:.AU42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2] = 1; [.B42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OTI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3:.AU43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43] = 1; [.B43]; &quot;&quot;)" office:value-type="float" office:value="40" calcext:value-type="float">
            <text:p>4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CC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4:.AU44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44] = 1; [.B44]; &quot;&quot;)" office:value-type="float" office:value="41" calcext:value-type="float">
            <text:p>41</text:p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TIC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5:.AU4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5] = 1; [.B45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IRL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6:.AU4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6] = 1; [.B4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BR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7:.AU4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7] = 1; [.B4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office:value-type="string" calcext:value-type="string">
            <text:p>∑</text:p>
          </table:table-cell>
          <table:table-cell table:style-name="ce11" table:formula="of:=SUM([.C3:.C47])" office:value-type="float" office:value="0" calcext:value-type="float">
            <text:p>0</text:p>
          </table:table-cell>
          <table:table-cell table:style-name="ce11" table:formula="of:=SUM([.D3:.D47])" office:value-type="float" office:value="1" calcext:value-type="float">
            <text:p>1</text:p>
          </table:table-cell>
          <table:table-cell table:style-name="ce11" table:formula="of:=SUM([.E3:.E47])" office:value-type="float" office:value="1" calcext:value-type="float">
            <text:p>1</text:p>
          </table:table-cell>
          <table:table-cell table:style-name="ce11" table:formula="of:=SUM([.F3:.F47])" office:value-type="float" office:value="1" calcext:value-type="float">
            <text:p>1</text:p>
          </table:table-cell>
          <table:table-cell table:style-name="ce11" table:formula="of:=SUM([.G3:.G47])" office:value-type="float" office:value="1" calcext:value-type="float">
            <text:p>1</text:p>
          </table:table-cell>
          <table:table-cell table:style-name="ce11" table:formula="of:=SUM([.H3:.H47])" office:value-type="float" office:value="1" calcext:value-type="float">
            <text:p>1</text:p>
          </table:table-cell>
          <table:table-cell table:style-name="ce11" table:formula="of:=SUM([.I3:.I47])" office:value-type="float" office:value="1" calcext:value-type="float">
            <text:p>1</text:p>
          </table:table-cell>
          <table:table-cell table:style-name="ce11" table:formula="of:=SUM([.J3:.J47])" office:value-type="float" office:value="1" calcext:value-type="float">
            <text:p>1</text:p>
          </table:table-cell>
          <table:table-cell table:style-name="ce11" table:formula="of:=SUM([.K3:.K47])" office:value-type="float" office:value="1" calcext:value-type="float">
            <text:p>1</text:p>
          </table:table-cell>
          <table:table-cell table:style-name="ce11" table:formula="of:=SUM([.L3:.L47])" office:value-type="float" office:value="1" calcext:value-type="float">
            <text:p>1</text:p>
          </table:table-cell>
          <table:table-cell table:style-name="ce11" table:formula="of:=SUM([.M3:.M47])" office:value-type="float" office:value="1" calcext:value-type="float">
            <text:p>1</text:p>
          </table:table-cell>
          <table:table-cell table:style-name="ce11" table:formula="of:=SUM([.N3:.N47])" office:value-type="float" office:value="1" calcext:value-type="float">
            <text:p>1</text:p>
          </table:table-cell>
          <table:table-cell table:style-name="ce11" table:formula="of:=SUM([.O3:.O47])" office:value-type="float" office:value="1" calcext:value-type="float">
            <text:p>1</text:p>
          </table:table-cell>
          <table:table-cell table:style-name="ce11" table:formula="of:=SUM([.P3:.P47])" office:value-type="float" office:value="1" calcext:value-type="float">
            <text:p>1</text:p>
          </table:table-cell>
          <table:table-cell table:style-name="ce11" table:formula="of:=SUM([.Q3:.Q47])" office:value-type="float" office:value="1" calcext:value-type="float">
            <text:p>1</text:p>
          </table:table-cell>
          <table:table-cell table:style-name="ce11" table:formula="of:=SUM([.R3:.R47])" office:value-type="float" office:value="1" calcext:value-type="float">
            <text:p>1</text:p>
          </table:table-cell>
          <table:table-cell table:style-name="ce11" table:formula="of:=SUM([.S3:.S47])" office:value-type="float" office:value="1" calcext:value-type="float">
            <text:p>1</text:p>
          </table:table-cell>
          <table:table-cell table:style-name="ce11" table:formula="of:=SUM([.T3:.T47])" office:value-type="float" office:value="1" calcext:value-type="float">
            <text:p>1</text:p>
          </table:table-cell>
          <table:table-cell table:style-name="ce11" table:formula="of:=SUM([.U3:.U47])" office:value-type="float" office:value="1" calcext:value-type="float">
            <text:p>1</text:p>
          </table:table-cell>
          <table:table-cell table:style-name="ce11" table:formula="of:=SUM([.V3:.V47])" office:value-type="float" office:value="1" calcext:value-type="float">
            <text:p>1</text:p>
          </table:table-cell>
          <table:table-cell table:style-name="ce11" table:formula="of:=SUM([.W3:.W47])" office:value-type="float" office:value="1" calcext:value-type="float">
            <text:p>1</text:p>
          </table:table-cell>
          <table:table-cell table:style-name="ce11" table:formula="of:=SUM([.X3:.X47])" office:value-type="float" office:value="2" calcext:value-type="float">
            <text:p>2</text:p>
          </table:table-cell>
          <table:table-cell table:style-name="ce11" table:formula="of:=SUM([.Y3:.Y47])" office:value-type="float" office:value="1" calcext:value-type="float">
            <text:p>1</text:p>
          </table:table-cell>
          <table:table-cell table:style-name="ce11" table:formula="of:=SUM([.Z3:.Z47])" office:value-type="float" office:value="1" calcext:value-type="float">
            <text:p>1</text:p>
          </table:table-cell>
          <table:table-cell table:style-name="ce11" table:formula="of:=SUM([.AA3:.AA47])" office:value-type="float" office:value="2" calcext:value-type="float">
            <text:p>2</text:p>
          </table:table-cell>
          <table:table-cell table:style-name="ce11" table:formula="of:=SUM([.AB3:.AB47])" office:value-type="float" office:value="1" calcext:value-type="float">
            <text:p>1</text:p>
          </table:table-cell>
          <table:table-cell table:style-name="ce11" table:formula="of:=SUM([.AC3:.AC47])" office:value-type="float" office:value="2" calcext:value-type="float">
            <text:p>2</text:p>
          </table:table-cell>
          <table:table-cell table:style-name="ce11" table:formula="of:=SUM([.AD3:.AD47])" office:value-type="float" office:value="1" calcext:value-type="float">
            <text:p>1</text:p>
          </table:table-cell>
          <table:table-cell table:style-name="ce11" table:formula="of:=SUM([.AE3:.AE47])" office:value-type="float" office:value="1" calcext:value-type="float">
            <text:p>1</text:p>
          </table:table-cell>
          <table:table-cell table:style-name="ce11" table:formula="of:=SUM([.AF3:.AF47])" office:value-type="float" office:value="1" calcext:value-type="float">
            <text:p>1</text:p>
          </table:table-cell>
          <table:table-cell table:style-name="ce11" table:formula="of:=SUM([.AG3:.AG47])" office:value-type="float" office:value="2" calcext:value-type="float">
            <text:p>2</text:p>
          </table:table-cell>
          <table:table-cell table:style-name="ce11" table:formula="of:=SUM([.AH3:.AH47])" office:value-type="float" office:value="1" calcext:value-type="float">
            <text:p>1</text:p>
          </table:table-cell>
          <table:table-cell table:style-name="ce11" table:formula="of:=SUM([.AI3:.AI47])" office:value-type="float" office:value="1" calcext:value-type="float">
            <text:p>1</text:p>
          </table:table-cell>
          <table:table-cell table:style-name="ce11" table:formula="of:=SUM([.AJ3:.AJ47])" office:value-type="float" office:value="2" calcext:value-type="float">
            <text:p>2</text:p>
          </table:table-cell>
          <table:table-cell table:style-name="ce11" table:formula="of:=SUM([.AK3:.AK47])" office:value-type="float" office:value="1" calcext:value-type="float">
            <text:p>1</text:p>
          </table:table-cell>
          <table:table-cell table:style-name="ce11" table:formula="of:=SUM([.AL3:.AL47])" office:value-type="float" office:value="1" calcext:value-type="float">
            <text:p>1</text:p>
          </table:table-cell>
          <table:table-cell table:style-name="ce11" table:formula="of:=SUM([.AM3:.AM47])" office:value-type="float" office:value="1" calcext:value-type="float">
            <text:p>1</text:p>
          </table:table-cell>
          <table:table-cell table:style-name="ce11" table:formula="of:=SUM([.AN3:.AN47])" office:value-type="float" office:value="1" calcext:value-type="float">
            <text:p>1</text:p>
          </table:table-cell>
          <table:table-cell table:style-name="ce11" table:formula="of:=SUM([.AO3:.AO47])" office:value-type="float" office:value="1" calcext:value-type="float">
            <text:p>1</text:p>
          </table:table-cell>
          <table:table-cell table:style-name="ce11" table:formula="of:=SUM([.AP3:.AP47])" office:value-type="float" office:value="1" calcext:value-type="float">
            <text:p>1</text:p>
          </table:table-cell>
          <table:table-cell table:style-name="ce11" table:formula="of:=SUM([.AQ3:.AQ47])" office:value-type="float" office:value="1" calcext:value-type="float">
            <text:p>1</text:p>
          </table:table-cell>
          <table:table-cell table:style-name="ce11" table:formula="of:=SUM([.AR3:.AR47])" office:value-type="float" office:value="1" calcext:value-type="float">
            <text:p>1</text:p>
          </table:table-cell>
          <table:table-cell table:style-name="ce11" table:formula="of:=SUM([.AS3:.AS47])" office:value-type="float" office:value="1" calcext:value-type="float">
            <text:p>1</text:p>
          </table:table-cell>
          <table:table-cell table:style-name="ce11" table:formula="of:=SUM([.AT3:.AT47])" office:value-type="float" office:value="1" calcext:value-type="float">
            <text:p>1</text:p>
          </table:table-cell>
          <table:table-cell table:style-name="ce11" table:formula="of:=SUM([.AU3:.AU47])" office:value-type="float" office:value="1" calcext:value-type="float">
            <text:p>1</text:p>
          </table:table-cell>
          <table:table-cell table:style-name="ce13"/>
          <table:table-cell table:number-columns-repeated="3"/>
          <table:table-cell table:style-name="ce13" table:number-columns-repeated="2"/>
          <table:table-cell table:number-columns-repeated="11"/>
        </table:table-row>
        <table:table-row table:style-name="ro1">
          <table:table-cell table:number-columns-repeated="47"/>
          <table:table-cell table:style-name="ce13"/>
          <table:table-cell table:number-columns-repeated="3"/>
          <table:table-cell table:style-name="ce13" table:number-columns-repeated="2"/>
          <table:table-cell table:number-columns-repeated="1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6"/>
          <table:table-cell table:style-name="ce3"/>
          <table:table-cell table:number-columns-repeated="47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Dependências.C3:Dependências.AU47">
            <calcext:condition calcext:apply-style-name="Célula preta" calcext:value="=1" calcext:base-cell-address="Dependências.C3"/>
          </calcext:conditional-format>
        </calcext:conditional-formats>
      </table:table>
      <table:table table:name="Horário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number-columns-repeated="4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row table:style-name="ro3">
          <table:table-cell table:style-name="ce16" office:value-type="string" calcext:value-type="string">
            <text:p>HORÁRIOS</text:p>
          </table:table-cell>
          <table:table-cell table:style-name="ce20" office:value-type="string" calcext:value-type="string">
            <text:p>NULA</text:p>
          </table:table-cell>
          <table:table-cell table:style-name="ce20" office:value-type="string" calcext:value-type="string">
            <text:p>ORGE</text:p>
          </table:table-cell>
          <table:table-cell table:style-name="ce20" office:value-type="string" calcext:value-type="string">
            <text:p>ALGO</text:p>
          </table:table-cell>
          <table:table-cell table:style-name="ce20" office:value-type="string" calcext:value-type="string">
            <text:p>INGL</text:p>
          </table:table-cell>
          <table:table-cell table:style-name="ce20" office:value-type="string" calcext:value-type="string">
            <text:p>CALC</text:p>
          </table:table-cell>
          <table:table-cell table:style-name="ce20" office:value-type="string" calcext:value-type="string">
            <text:p>PRSI</text:p>
          </table:table-cell>
          <table:table-cell table:style-name="ce20" office:value-type="string" calcext:value-type="string">
            <text:p>ESTD</text:p>
          </table:table-cell>
          <table:table-cell table:style-name="ce20" office:value-type="string" calcext:value-type="string">
            <text:p>ESTA</text:p>
          </table:table-cell>
          <table:table-cell table:style-name="ce20" office:value-type="string" calcext:value-type="string">
            <text:p>ARQC</text:p>
          </table:table-cell>
          <table:table-cell table:style-name="ce20" office:value-type="string" calcext:value-type="string">
            <text:p>SOPE</text:p>
          </table:table-cell>
          <table:table-cell table:style-name="ce20" office:value-type="string" calcext:value-type="string">
            <text:p>FNBD</text:p>
          </table:table-cell>
          <table:table-cell table:style-name="ce20" office:value-type="string" calcext:value-type="string">
            <text:p>PROO</text:p>
          </table:table-cell>
          <table:table-cell table:style-name="ce20" office:value-type="string" calcext:value-type="string">
            <text:p>RECO</text:p>
          </table:table-cell>
          <table:table-cell table:style-name="ce20" office:value-type="string" calcext:value-type="string">
            <text:p>APBD</text:p>
          </table:table-cell>
          <table:table-cell table:style-name="ce20" office:value-type="string" calcext:value-type="string">
            <text:p>IALI</text:p>
          </table:table-cell>
          <table:table-cell table:style-name="ce20" office:value-type="string" calcext:value-type="string">
            <text:p>FPIN</text:p>
          </table:table-cell>
          <table:table-cell table:style-name="ce20" office:value-type="string" calcext:value-type="string">
            <text:p>APRS</text:p>
          </table:table-cell>
          <table:table-cell table:style-name="ce20" office:value-type="string" calcext:value-type="string">
            <text:p>RHFI</text:p>
          </table:table-cell>
          <table:table-cell table:style-name="ce20" office:value-type="string" calcext:value-type="string">
            <text:p>PAVI</text:p>
          </table:table-cell>
          <table:table-cell table:style-name="ce20" office:value-type="string" calcext:value-type="string">
            <text:p>MEPC</text:p>
          </table:table-cell>
          <table:table-cell table:style-name="ce20" office:value-type="string" calcext:value-type="string">
            <text:p>LMMD</text:p>
          </table:table-cell>
          <table:table-cell table:style-name="ce20" office:value-type="string" calcext:value-type="string">
            <text:p>PROINT1</text:p>
          </table:table-cell>
          <table:table-cell table:style-name="ce20" office:value-type="string" calcext:value-type="string">
            <text:p>INHC</text:p>
          </table:table-cell>
          <table:table-cell table:style-name="ce20" office:value-type="string" calcext:value-type="string">
            <text:p>GEPJ</text:p>
          </table:table-cell>
          <table:table-cell table:style-name="ce20" office:value-type="string" calcext:value-type="string">
            <text:p>TABD</text:p>
          </table:table-cell>
          <table:table-cell table:style-name="ce20" office:value-type="string" calcext:value-type="string">
            <text:p>GESINF</text:p>
          </table:table-cell>
          <table:table-cell table:style-name="ce20" office:value-type="string" calcext:value-type="string">
            <text:p>GDSW</text:p>
          </table:table-cell>
          <table:table-cell table:style-name="ce20" office:value-type="string" calcext:value-type="string">
            <text:p>INCO</text:p>
          </table:table-cell>
          <table:table-cell table:style-name="ce20" office:value-type="string" calcext:value-type="string">
            <text:p>PRMK</text:p>
          </table:table-cell>
          <table:table-cell table:style-name="ce20" office:value-type="string" calcext:value-type="string">
            <text:p>SIGE</text:p>
          </table:table-cell>
          <table:table-cell table:style-name="ce20" office:value-type="string" calcext:value-type="string">
            <text:p>LSOR</text:p>
          </table:table-cell>
          <table:table-cell table:style-name="ce20" office:value-type="string" calcext:value-type="string">
            <text:p>FILO</text:p>
          </table:table-cell>
          <table:table-cell table:style-name="ce20" office:value-type="string" calcext:value-type="string">
            <text:p>PROINT2</text:p>
          </table:table-cell>
          <table:table-cell table:style-name="ce20" office:value-type="string" calcext:value-type="string">
            <text:p>SIAD</text:p>
          </table:table-cell>
          <table:table-cell table:style-name="ce20" office:value-type="string" calcext:value-type="string">
            <text:p>TESI1</text:p>
          </table:table-cell>
          <table:table-cell table:style-name="ce20" office:value-type="string" calcext:value-type="string">
            <text:p>INAR</text:p>
          </table:table-cell>
          <table:table-cell table:style-name="ce20" office:value-type="string" calcext:value-type="string">
            <text:p>COGR</text:p>
          </table:table-cell>
          <table:table-cell table:style-name="ce20" office:value-type="string" calcext:value-type="string">
            <text:p>SOCI</text:p>
          </table:table-cell>
          <table:table-cell table:style-name="ce20" office:value-type="string" calcext:value-type="string">
            <text:p>EMPR</text:p>
          </table:table-cell>
          <table:table-cell table:style-name="ce20" office:value-type="string" calcext:value-type="string">
            <text:p>TESI2</text:p>
          </table:table-cell>
          <table:table-cell table:style-name="ce20" office:value-type="string" calcext:value-type="string">
            <text:p>GOTI</text:p>
          </table:table-cell>
          <table:table-cell table:style-name="ce20" office:value-type="string" calcext:value-type="string">
            <text:p>TCC</text:p>
          </table:table-cell>
          <table:table-cell table:style-name="ce20" office:value-type="string" calcext:value-type="string">
            <text:p>ETIC</text:p>
          </table:table-cell>
          <table:table-cell table:style-name="ce20" office:value-type="string" calcext:value-type="string">
            <text:p>DIRL</text:p>
          </table:table-cell>
          <table:table-cell table:style-name="ce20" office:value-type="string" calcext:value-type="string">
            <text:p>LIBR</text:p>
          </table:table-cell>
          <table:table-cell/>
          <table:table-cell table:style-name="ce45" office:value-type="string" calcext:value-type="string">
            <text:p>Disciplinas por aula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>
            <text:p>seg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46" table:number-matrix-columns-spanned="1" table:number-matrix-rows-spanned="20" table:formula="of:=MMULT([.B3:.AT22];TRANSPOSE([.B24:.AT24]))" office:value-type="float" office:value="8" calcext:value-type="float">
            <text:p>8</text:p>
          </table:table-cell>
          <table:table-cell table:formula="of:=SUM([.AV3:.AV6])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17" office:value-type="string" calcext:value-type="string">
            <text:p>seg2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seg3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seg4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ter1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ter2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ter3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ter4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1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2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3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4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2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3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4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sex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sex2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Bônus de folga</text:p>
          </table:table-cell>
          <table:table-cell table:style-name="ce48" table:formula="of:= 0.1 * COUNTIF([.AW3:.AW7];&quot;=0&quot;)" office:value-type="float" office:value="0" calcext:value-type="float">
            <text:p>0,00</text:p>
          </table:table-cell>
        </table:table-row>
        <table:table-row table:style-name="ro2">
          <table:table-cell table:style-name="ce17" office:value-type="string" calcext:value-type="string">
            <text:p>sex3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Bônus de média</text:p>
          </table:table-cell>
          <table:table-cell table:style-name="ce48" table:formula="of:=IF(COUNT([Dependências.AY4:.AY47]) = 0; 0; 0.02*(8 - ([Dependências.AZ3] / 5)))" office:value-type="float" office:value="0.0786666666666667" calcext:value-type="float">
            <text:p>0,08</text:p>
          </table:table-cell>
        </table:table-row>
        <table:table-row table:style-name="ro2">
          <table:table-cell table:style-name="ce17" office:value-type="string" calcext:value-type="string">
            <text:p>sex4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Bônus de desv.</text:p>
          </table:table-cell>
          <table:table-cell table:style-name="ce48" table:formula="of:=IF(COUNT([Dependências.AY4:.AY47]) = 0; 0; -0.01 * ([Dependências.BA3]/[Dependências.AZ3]))" office:value-type="float" office:value="-0.00556543604104301" calcext:value-type="float">
            <text:p>-0,01</text:p>
          </table:table-cell>
        </table:table-row>
        <table:table-row table:style-name="ro4">
          <table:table-cell table:style-name="ce18" office:value-type="string" calcext:value-type="string">
            <text:p>∑</text:p>
          </table:table-cell>
          <table:table-cell table:style-name="ce11" table:formula="of:=SUM([.B3:.B22])" office:value-type="float" office:value="0" calcext:value-type="float">
            <text:p>0</text:p>
          </table:table-cell>
          <table:table-cell table:style-name="ce11" table:formula="of:=SUM([.C3:.C22])" office:value-type="float" office:value="4" calcext:value-type="float">
            <text:p>4</text:p>
          </table:table-cell>
          <table:table-cell table:style-name="ce11" table:formula="of:=SUM([.D3:.D22])" office:value-type="float" office:value="4" calcext:value-type="float">
            <text:p>4</text:p>
          </table:table-cell>
          <table:table-cell table:style-name="ce11" table:formula="of:=SUM([.E3:.E22])" office:value-type="float" office:value="4" calcext:value-type="float">
            <text:p>4</text:p>
          </table:table-cell>
          <table:table-cell table:style-name="ce11" table:formula="of:=SUM([.F3:.F22])" office:value-type="float" office:value="4" calcext:value-type="float">
            <text:p>4</text:p>
          </table:table-cell>
          <table:table-cell table:style-name="ce11" table:formula="of:=SUM([.G3:.G22])" office:value-type="float" office:value="4" calcext:value-type="float">
            <text:p>4</text:p>
          </table:table-cell>
          <table:table-cell table:style-name="ce11" table:formula="of:=SUM([.H3:.H22])" office:value-type="float" office:value="4" calcext:value-type="float">
            <text:p>4</text:p>
          </table:table-cell>
          <table:table-cell table:style-name="ce11" table:formula="of:=SUM([.I3:.I22])" office:value-type="float" office:value="4" calcext:value-type="float">
            <text:p>4</text:p>
          </table:table-cell>
          <table:table-cell table:style-name="ce11" table:formula="of:=SUM([.J3:.J22])" office:value-type="float" office:value="4" calcext:value-type="float">
            <text:p>4</text:p>
          </table:table-cell>
          <table:table-cell table:style-name="ce11" table:formula="of:=SUM([.K3:.K22])" office:value-type="float" office:value="4" calcext:value-type="float">
            <text:p>4</text:p>
          </table:table-cell>
          <table:table-cell table:style-name="ce11" table:formula="of:=SUM([.L3:.L22])" office:value-type="float" office:value="4" calcext:value-type="float">
            <text:p>4</text:p>
          </table:table-cell>
          <table:table-cell table:style-name="ce11" table:formula="of:=SUM([.M3:.M22])" office:value-type="float" office:value="4" calcext:value-type="float">
            <text:p>4</text:p>
          </table:table-cell>
          <table:table-cell table:style-name="ce11" table:formula="of:=SUM([.N3:.N22])" office:value-type="float" office:value="4" calcext:value-type="float">
            <text:p>4</text:p>
          </table:table-cell>
          <table:table-cell table:style-name="ce11" table:formula="of:=SUM([.O3:.O22])" office:value-type="float" office:value="4" calcext:value-type="float">
            <text:p>4</text:p>
          </table:table-cell>
          <table:table-cell table:style-name="ce11" table:formula="of:=SUM([.P3:.P22])" office:value-type="float" office:value="4" calcext:value-type="float">
            <text:p>4</text:p>
          </table:table-cell>
          <table:table-cell table:style-name="ce11" table:formula="of:=SUM([.Q3:.Q22])" office:value-type="float" office:value="4" calcext:value-type="float">
            <text:p>4</text:p>
          </table:table-cell>
          <table:table-cell table:style-name="ce11" table:formula="of:=SUM([.R3:.R22])" office:value-type="float" office:value="4" calcext:value-type="float">
            <text:p>4</text:p>
          </table:table-cell>
          <table:table-cell table:style-name="ce11" table:formula="of:=SUM([.S3:.S22])" office:value-type="float" office:value="4" calcext:value-type="float">
            <text:p>4</text:p>
          </table:table-cell>
          <table:table-cell table:style-name="ce11" table:formula="of:=SUM([.T3:.T22])" office:value-type="float" office:value="4" calcext:value-type="float">
            <text:p>4</text:p>
          </table:table-cell>
          <table:table-cell table:style-name="ce11" table:formula="of:=SUM([.U3:.U22])" office:value-type="float" office:value="4" calcext:value-type="float">
            <text:p>4</text:p>
          </table:table-cell>
          <table:table-cell table:style-name="ce11" table:formula="of:=SUM([.V3:.V22])" office:value-type="float" office:value="4" calcext:value-type="float">
            <text:p>4</text:p>
          </table:table-cell>
          <table:table-cell table:style-name="ce11" table:formula="of:=SUM([.W3:.W22])" office:value-type="float" office:value="4" calcext:value-type="float">
            <text:p>4</text:p>
          </table:table-cell>
          <table:table-cell table:style-name="ce11" table:formula="of:=SUM([.X3:.X22])" office:value-type="float" office:value="4" calcext:value-type="float">
            <text:p>4</text:p>
          </table:table-cell>
          <table:table-cell table:style-name="ce11" table:formula="of:=SUM([.Y3:.Y22])" office:value-type="float" office:value="4" calcext:value-type="float">
            <text:p>4</text:p>
          </table:table-cell>
          <table:table-cell table:style-name="ce11" table:formula="of:=SUM([.Z3:.Z22])" office:value-type="float" office:value="4" calcext:value-type="float">
            <text:p>4</text:p>
          </table:table-cell>
          <table:table-cell table:style-name="ce11" table:formula="of:=SUM([.AA3:.AA22])" office:value-type="float" office:value="4" calcext:value-type="float">
            <text:p>4</text:p>
          </table:table-cell>
          <table:table-cell table:style-name="ce11" table:formula="of:=SUM([.AB3:.AB22])" office:value-type="float" office:value="4" calcext:value-type="float">
            <text:p>4</text:p>
          </table:table-cell>
          <table:table-cell table:style-name="ce11" table:formula="of:=SUM([.AC3:.AC22])" office:value-type="float" office:value="0" calcext:value-type="float">
            <text:p>0</text:p>
          </table:table-cell>
          <table:table-cell table:style-name="ce11" table:formula="of:=SUM([.AD3:.AD22])" office:value-type="float" office:value="4" calcext:value-type="float">
            <text:p>4</text:p>
          </table:table-cell>
          <table:table-cell table:style-name="ce11" table:formula="of:=SUM([.AE3:.AE22])" office:value-type="float" office:value="4" calcext:value-type="float">
            <text:p>4</text:p>
          </table:table-cell>
          <table:table-cell table:style-name="ce11" table:formula="of:=SUM([.AF3:.AF22])" office:value-type="float" office:value="4" calcext:value-type="float">
            <text:p>4</text:p>
          </table:table-cell>
          <table:table-cell table:style-name="ce11" table:formula="of:=SUM([.AG3:.AG22])" office:value-type="float" office:value="4" calcext:value-type="float">
            <text:p>4</text:p>
          </table:table-cell>
          <table:table-cell table:style-name="ce11" table:formula="of:=SUM([.AH3:.AH22])" office:value-type="float" office:value="4" calcext:value-type="float">
            <text:p>4</text:p>
          </table:table-cell>
          <table:table-cell table:style-name="ce11" table:formula="of:=SUM([.AI3:.AI22])" office:value-type="float" office:value="4" calcext:value-type="float">
            <text:p>4</text:p>
          </table:table-cell>
          <table:table-cell table:style-name="ce11" table:formula="of:=SUM([.AJ3:.AJ22])" office:value-type="float" office:value="4" calcext:value-type="float">
            <text:p>4</text:p>
          </table:table-cell>
          <table:table-cell table:style-name="ce11" table:formula="of:=SUM([.AK3:.AK22])" office:value-type="float" office:value="4" calcext:value-type="float">
            <text:p>4</text:p>
          </table:table-cell>
          <table:table-cell table:style-name="ce11" table:formula="of:=SUM([.AL3:.AL22])" office:value-type="float" office:value="4" calcext:value-type="float">
            <text:p>4</text:p>
          </table:table-cell>
          <table:table-cell table:style-name="ce11" table:formula="of:=SUM([.AM3:.AM22])" office:value-type="float" office:value="4" calcext:value-type="float">
            <text:p>4</text:p>
          </table:table-cell>
          <table:table-cell table:style-name="ce11" table:formula="of:=SUM([.AN3:.AN22])" office:value-type="float" office:value="4" calcext:value-type="float">
            <text:p>4</text:p>
          </table:table-cell>
          <table:table-cell table:style-name="ce11" table:formula="of:=SUM([.AO3:.AO22])" office:value-type="float" office:value="4" calcext:value-type="float">
            <text:p>4</text:p>
          </table:table-cell>
          <table:table-cell table:style-name="ce11" table:formula="of:=SUM([.AP3:.AP22])" office:value-type="float" office:value="4" calcext:value-type="float">
            <text:p>4</text:p>
          </table:table-cell>
          <table:table-cell table:style-name="ce11" table:formula="of:=SUM([.AQ3:.AQ22])" office:value-type="float" office:value="0" calcext:value-type="float">
            <text:p>0</text:p>
          </table:table-cell>
          <table:table-cell table:style-name="ce11" table:formula="of:=SUM([.AR3:.AR22])" office:value-type="float" office:value="2" calcext:value-type="float">
            <text:p>2</text:p>
          </table:table-cell>
          <table:table-cell table:style-name="ce11" table:formula="of:=SUM([.AS3:.AS22])" office:value-type="float" office:value="0" calcext:value-type="float">
            <text:p>0</text:p>
          </table:table-cell>
          <table:table-cell table:style-name="ce11" table:formula="of:=SUM([.AT3:.AT22])" office:value-type="float" office:value="2" calcext:value-type="float">
            <text:p>2</text:p>
          </table:table-cell>
          <table:table-cell/>
          <table:table-cell table:style-name="ce5" table:formula="of:=SUM([.AV3:.AV22])" office:value-type="float" office:value="160" calcext:value-type="float">
            <text:p>160</text:p>
          </table:table-cell>
          <table:table-cell/>
          <table:table-cell table:style-name="ce49" table:formula="of:= [.AV23] * (1 + SUM([.AX20:.AX22]))" office:value-type="float" office:value="171.6961969001" calcext:value-type="float">
            <text:p>171,70</text:p>
          </table:table-cell>
        </table:table-row>
        <table:table-row table:style-name="ro2">
          <table:table-cell table:style-name="ce19" office:value-type="string" calcext:value-type="string">
            <text:p>Ativa?</text:p>
          </table:table-cell>
          <table:table-cell table:style-name="ce41" table:formula="of:=IF(COUNTIF([.B3:.B22];&quot;=1&quot;) &gt; 0; 1; 0)" office:value-type="float" office:value="0" calcext:value-type="float">
            <text:p>0</text:p>
          </table:table-cell>
          <table:table-cell table:style-name="ce41" table:formula="of:=IF(COUNTIF([.C3:.C22];&quot;=1&quot;) &gt; 0; 1; 0)" office:value-type="float" office:value="1" calcext:value-type="float">
            <text:p>1</text:p>
          </table:table-cell>
          <table:table-cell table:style-name="ce41" table:formula="of:=IF(COUNTIF([.D3:.D22];&quot;=1&quot;) &gt; 0; 1; 0)" office:value-type="float" office:value="1" calcext:value-type="float">
            <text:p>1</text:p>
          </table:table-cell>
          <table:table-cell table:style-name="ce41" table:formula="of:=IF(COUNTIF([.E3:.E22];&quot;=1&quot;) &gt; 0; 1; 0)" office:value-type="float" office:value="1" calcext:value-type="float">
            <text:p>1</text:p>
          </table:table-cell>
          <table:table-cell table:style-name="ce41" table:formula="of:=IF(COUNTIF([.F3:.F22];&quot;=1&quot;) &gt; 0; 1; 0)" office:value-type="float" office:value="1" calcext:value-type="float">
            <text:p>1</text:p>
          </table:table-cell>
          <table:table-cell table:style-name="ce41" table:formula="of:=IF(COUNTIF([.G3:.G22];&quot;=1&quot;) &gt; 0; 1; 0)" office:value-type="float" office:value="1" calcext:value-type="float">
            <text:p>1</text:p>
          </table:table-cell>
          <table:table-cell table:style-name="ce41" table:formula="of:=IF(COUNTIF([.H3:.H22];&quot;=1&quot;) &gt; 0; 1; 0)" office:value-type="float" office:value="1" calcext:value-type="float">
            <text:p>1</text:p>
          </table:table-cell>
          <table:table-cell table:style-name="ce41" table:formula="of:=IF(COUNTIF([.I3:.I22];&quot;=1&quot;) &gt; 0; 1; 0)" office:value-type="float" office:value="1" calcext:value-type="float">
            <text:p>1</text:p>
          </table:table-cell>
          <table:table-cell table:style-name="ce41" table:formula="of:=IF(COUNTIF([.J3:.J22];&quot;=1&quot;) &gt; 0; 1; 0)" office:value-type="float" office:value="1" calcext:value-type="float">
            <text:p>1</text:p>
          </table:table-cell>
          <table:table-cell table:style-name="ce41" table:formula="of:=IF(COUNTIF([.K3:.K22];&quot;=1&quot;) &gt; 0; 1; 0)" office:value-type="float" office:value="1" calcext:value-type="float">
            <text:p>1</text:p>
          </table:table-cell>
          <table:table-cell table:style-name="ce41" table:formula="of:=IF(COUNTIF([.L3:.L22];&quot;=1&quot;) &gt; 0; 1; 0)" office:value-type="float" office:value="1" calcext:value-type="float">
            <text:p>1</text:p>
          </table:table-cell>
          <table:table-cell table:style-name="ce41" table:formula="of:=IF(COUNTIF([.M3:.M22];&quot;=1&quot;) &gt; 0; 1; 0)" office:value-type="float" office:value="1" calcext:value-type="float">
            <text:p>1</text:p>
          </table:table-cell>
          <table:table-cell table:style-name="ce41" table:formula="of:=IF(COUNTIF([.N3:.N22];&quot;=1&quot;) &gt; 0; 1; 0)" office:value-type="float" office:value="1" calcext:value-type="float">
            <text:p>1</text:p>
          </table:table-cell>
          <table:table-cell table:style-name="ce41" table:formula="of:=IF(COUNTIF([.O3:.O22];&quot;=1&quot;) &gt; 0; 1; 0)" office:value-type="float" office:value="1" calcext:value-type="float">
            <text:p>1</text:p>
          </table:table-cell>
          <table:table-cell table:style-name="ce41" table:formula="of:=IF(COUNTIF([.P3:.P22];&quot;=1&quot;) &gt; 0; 1; 0)" office:value-type="float" office:value="1" calcext:value-type="float">
            <text:p>1</text:p>
          </table:table-cell>
          <table:table-cell table:style-name="ce41" table:formula="of:=IF(COUNTIF([.Q3:.Q22];&quot;=1&quot;) &gt; 0; 1; 0)" office:value-type="float" office:value="1" calcext:value-type="float">
            <text:p>1</text:p>
          </table:table-cell>
          <table:table-cell table:style-name="ce41" table:formula="of:=IF(COUNTIF([.R3:.R22];&quot;=1&quot;) &gt; 0; 1; 0)" office:value-type="float" office:value="1" calcext:value-type="float">
            <text:p>1</text:p>
          </table:table-cell>
          <table:table-cell table:style-name="ce41" table:formula="of:=IF(COUNTIF([.S3:.S22];&quot;=1&quot;) &gt; 0; 1; 0)" office:value-type="float" office:value="1" calcext:value-type="float">
            <text:p>1</text:p>
          </table:table-cell>
          <table:table-cell table:style-name="ce41" table:formula="of:=IF(COUNTIF([.T3:.T22];&quot;=1&quot;) &gt; 0; 1; 0)" office:value-type="float" office:value="1" calcext:value-type="float">
            <text:p>1</text:p>
          </table:table-cell>
          <table:table-cell table:style-name="ce41" table:formula="of:=IF(COUNTIF([.U3:.U22];&quot;=1&quot;) &gt; 0; 1; 0)" office:value-type="float" office:value="1" calcext:value-type="float">
            <text:p>1</text:p>
          </table:table-cell>
          <table:table-cell table:style-name="ce41" table:formula="of:=IF(COUNTIF([.V3:.V22];&quot;=1&quot;) &gt; 0; 1; 0)" office:value-type="float" office:value="1" calcext:value-type="float">
            <text:p>1</text:p>
          </table:table-cell>
          <table:table-cell table:style-name="ce41" table:formula="of:=IF(COUNTIF([.W3:.W22];&quot;=1&quot;) &gt; 0; 1; 0)" office:value-type="float" office:value="1" calcext:value-type="float">
            <text:p>1</text:p>
          </table:table-cell>
          <table:table-cell table:style-name="ce41" table:formula="of:=IF(COUNTIF([.X3:.X22];&quot;=1&quot;) &gt; 0; 1; 0)" office:value-type="float" office:value="1" calcext:value-type="float">
            <text:p>1</text:p>
          </table:table-cell>
          <table:table-cell table:style-name="ce41" table:formula="of:=IF(COUNTIF([.Y3:.Y22];&quot;=1&quot;) &gt; 0; 1; 0)" office:value-type="float" office:value="1" calcext:value-type="float">
            <text:p>1</text:p>
          </table:table-cell>
          <table:table-cell table:style-name="ce41" table:formula="of:=IF(COUNTIF([.Z3:.Z22];&quot;=1&quot;) &gt; 0; 1; 0)" office:value-type="float" office:value="1" calcext:value-type="float">
            <text:p>1</text:p>
          </table:table-cell>
          <table:table-cell table:style-name="ce41" table:formula="of:=IF(COUNTIF([.AA3:.AA22];&quot;=1&quot;) &gt; 0; 1; 0)" office:value-type="float" office:value="1" calcext:value-type="float">
            <text:p>1</text:p>
          </table:table-cell>
          <table:table-cell table:style-name="ce41" table:formula="of:=IF(COUNTIF([.AB3:.AB22];&quot;=1&quot;) &gt; 0; 1; 0)" office:value-type="float" office:value="1" calcext:value-type="float">
            <text:p>1</text:p>
          </table:table-cell>
          <table:table-cell table:style-name="ce41" table:formula="of:=IF(COUNTIF([.AC3:.AC22];&quot;=1&quot;) &gt; 0; 1; 0)" office:value-type="float" office:value="0" calcext:value-type="float">
            <text:p>0</text:p>
          </table:table-cell>
          <table:table-cell table:style-name="ce41" table:formula="of:=IF(COUNTIF([.AD3:.AD22];&quot;=1&quot;) &gt; 0; 1; 0)" office:value-type="float" office:value="1" calcext:value-type="float">
            <text:p>1</text:p>
          </table:table-cell>
          <table:table-cell table:style-name="ce41" table:formula="of:=IF(COUNTIF([.AE3:.AE22];&quot;=1&quot;) &gt; 0; 1; 0)" office:value-type="float" office:value="1" calcext:value-type="float">
            <text:p>1</text:p>
          </table:table-cell>
          <table:table-cell table:style-name="ce41" table:formula="of:=IF(COUNTIF([.AF3:.AF22];&quot;=1&quot;) &gt; 0; 1; 0)" office:value-type="float" office:value="1" calcext:value-type="float">
            <text:p>1</text:p>
          </table:table-cell>
          <table:table-cell table:style-name="ce41" table:formula="of:=IF(COUNTIF([.AG3:.AG22];&quot;=1&quot;) &gt; 0; 1; 0)" office:value-type="float" office:value="1" calcext:value-type="float">
            <text:p>1</text:p>
          </table:table-cell>
          <table:table-cell table:style-name="ce41" table:formula="of:=IF(COUNTIF([.AH3:.AH22];&quot;=1&quot;) &gt; 0; 1; 0)" office:value-type="float" office:value="1" calcext:value-type="float">
            <text:p>1</text:p>
          </table:table-cell>
          <table:table-cell table:style-name="ce41" table:formula="of:=IF(COUNTIF([.AI3:.AI22];&quot;=1&quot;) &gt; 0; 1; 0)" office:value-type="float" office:value="1" calcext:value-type="float">
            <text:p>1</text:p>
          </table:table-cell>
          <table:table-cell table:style-name="ce41" table:formula="of:=IF(COUNTIF([.AJ3:.AJ22];&quot;=1&quot;) &gt; 0; 1; 0)" office:value-type="float" office:value="1" calcext:value-type="float">
            <text:p>1</text:p>
          </table:table-cell>
          <table:table-cell table:style-name="ce41" table:formula="of:=IF(COUNTIF([.AK3:.AK22];&quot;=1&quot;) &gt; 0; 1; 0)" office:value-type="float" office:value="1" calcext:value-type="float">
            <text:p>1</text:p>
          </table:table-cell>
          <table:table-cell table:style-name="ce41" table:formula="of:=IF(COUNTIF([.AL3:.AL22];&quot;=1&quot;) &gt; 0; 1; 0)" office:value-type="float" office:value="1" calcext:value-type="float">
            <text:p>1</text:p>
          </table:table-cell>
          <table:table-cell table:style-name="ce41" table:formula="of:=IF(COUNTIF([.AM3:.AM22];&quot;=1&quot;) &gt; 0; 1; 0)" office:value-type="float" office:value="1" calcext:value-type="float">
            <text:p>1</text:p>
          </table:table-cell>
          <table:table-cell table:style-name="ce41" table:formula="of:=IF(COUNTIF([.AN3:.AN22];&quot;=1&quot;) &gt; 0; 1; 0)" office:value-type="float" office:value="1" calcext:value-type="float">
            <text:p>1</text:p>
          </table:table-cell>
          <table:table-cell table:style-name="ce41" table:formula="of:=IF(COUNTIF([.AO3:.AO22];&quot;=1&quot;) &gt; 0; 1; 0)" office:value-type="float" office:value="1" calcext:value-type="float">
            <text:p>1</text:p>
          </table:table-cell>
          <table:table-cell table:style-name="ce41" table:formula="of:=IF(COUNTIF([.AP3:.AP22];&quot;=1&quot;) &gt; 0; 1; 0)" office:value-type="float" office:value="1" calcext:value-type="float">
            <text:p>1</text:p>
          </table:table-cell>
          <table:table-cell table:style-name="ce41" table:formula="of:=IF(COUNTIF([.AQ3:.AQ22];&quot;=1&quot;) &gt; 0; 1; 0)" office:value-type="float" office:value="0" calcext:value-type="float">
            <text:p>0</text:p>
          </table:table-cell>
          <table:table-cell table:style-name="ce41" table:formula="of:=IF(COUNTIF([.AR3:.AR22];&quot;=1&quot;) &gt; 0; 1; 0)" office:value-type="float" office:value="1" calcext:value-type="float">
            <text:p>1</text:p>
          </table:table-cell>
          <table:table-cell table:style-name="ce41" table:formula="of:=IF(COUNTIF([.AS3:.AS22];&quot;=1&quot;) &gt; 0; 1; 0)" office:value-type="float" office:value="0" calcext:value-type="float">
            <text:p>0</text:p>
          </table:table-cell>
          <table:table-cell table:style-name="ce41" table:formula="of:=IF(COUNTIF([.AT3:.AT22];&quot;=1&quot;) &gt; 0; 1; 0)" office:value-type="float" office:value="1" calcext:value-type="float">
            <text:p>1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22">
          <table:table-cell table:number-columns-repeated="47"/>
          <table:table-cell table:style-name="ce3"/>
          <table:table-cell table:number-columns-repeated="2"/>
        </table:table-row>
        <table:table-row table:style-name="ro1">
          <table:table-cell table:number-columns-repeated="47"/>
          <table:table-cell table:style-name="ce3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">
          <table:table-cell table:number-columns-repeated="47"/>
          <table:table-cell table:style-name="ce3"/>
          <table:table-cell table:number-columns-repeated="2"/>
        </table:table-row>
        <table:table-row table:style-name="ro1" table:number-rows-repeated="1048517">
          <table:table-cell table:number-columns-repeated="50"/>
        </table:table-row>
        <table:table-row table:style-name="ro1">
          <table:table-cell table:number-columns-repeated="50"/>
        </table:table-row>
        <calcext:conditional-formats>
          <calcext:conditional-format calcext:target-range-address="Horários.AV3:Horários.AV22">
            <calcext:condition calcext:apply-style-name="Erro" calcext:value="&gt;1" calcext:base-cell-address="Horários.AV3"/>
          </calcext:conditional-format>
          <calcext:conditional-format calcext:target-range-address="Horários.B4:Horários.B4 Horários.D4:Horários.D4 Horários.F4:Horários.F4 Horários.H4:Horários.H4 Horários.J4:Horários.J4 Horários.L4:Horários.L4 Horários.N4:Horários.N4 Horários.P4:Horários.P4 Horários.R4:Horários.R4 Horários.T4:Horários.T4 Horários.V4:Horários.V4 Horários.X4:Horários.X4 Horários.Z4:Horários.Z4 Horários.AB4:Horários.AB4 Horários.AD4:Horários.AD4 Horários.AF4:Horários.AF4 Horários.AH4:Horários.AH4 Horários.AJ4:Horários.AJ4 Horários.AL4:Horários.AL4 Horários.AN4:Horários.AN4 Horários.AP4:Horários.AP4 Horários.AR4:Horários.AR4 Horários.AT4:Horários.AT4">
            <calcext:condition calcext:apply-style-name="Célula preta" calcext:value="=1" calcext:base-cell-address="Horários.B4"/>
          </calcext:conditional-format>
          <calcext:conditional-format calcext:target-range-address="Horários.B5:Horários.B5 Horários.D5:Horários.D5 Horários.F5:Horários.F5 Horários.H5:Horários.H5 Horários.J5:Horários.J5 Horários.L5:Horários.L5 Horários.N5:Horários.N5 Horários.P5:Horários.P5 Horários.R5:Horários.R5 Horários.T5:Horários.T5 Horários.V5:Horários.V5 Horários.X5:Horários.X5 Horários.Z5:Horários.Z5 Horários.AB5:Horários.AB5 Horários.AD5:Horários.AD5 Horários.AF5:Horários.AF5 Horários.AH5:Horários.AH5 Horários.AJ5:Horários.AJ5 Horários.AL5:Horários.AL5 Horários.AN5:Horários.AN5 Horários.AP5:Horários.AP5 Horários.AR5:Horários.AR5 Horários.AT5:Horários.AT5">
            <calcext:condition calcext:apply-style-name="Célula preta" calcext:value="=1" calcext:base-cell-address="Horários.B5"/>
          </calcext:conditional-format>
          <calcext:conditional-format calcext:target-range-address="Horários.B6:Horários.B6 Horários.D6:Horários.D6 Horários.F6:Horários.F6 Horários.H6:Horários.H6 Horários.J6:Horários.J6 Horários.L6:Horários.L6 Horários.N6:Horários.N6 Horários.P6:Horários.P6 Horários.R6:Horários.R6 Horários.T6:Horários.T6 Horários.V6:Horários.V6 Horários.X6:Horários.X6 Horários.Z6:Horários.Z6 Horários.AB6:Horários.AB6 Horários.AD6:Horários.AD6 Horários.AF6:Horários.AF6 Horários.AH6:Horários.AH6 Horários.AJ6:Horários.AJ6 Horários.AL6:Horários.AL6 Horários.AN6:Horários.AN6 Horários.AP6:Horários.AP6 Horários.AR6:Horários.AR6 Horários.AT6:Horários.AT6">
            <calcext:condition calcext:apply-style-name="Célula preta" calcext:value="=1" calcext:base-cell-address="Horários.B6"/>
          </calcext:conditional-format>
          <calcext:conditional-format calcext:target-range-address="Horários.B7:Horários.B7 Horários.D7:Horários.D7 Horários.F7:Horários.F7 Horários.H7:Horários.H7 Horários.J7:Horários.J7 Horários.L7:Horários.L7 Horários.N7:Horários.N7 Horários.P7:Horários.P7 Horários.R7:Horários.R7 Horários.T7:Horários.T7 Horários.V7:Horários.V7 Horários.X7:Horários.X7 Horários.Z7:Horários.Z7 Horários.AB7:Horários.AB7 Horários.AD7:Horários.AD7 Horários.AF7:Horários.AF7 Horários.AH7:Horários.AH7 Horários.AJ7:Horários.AJ7 Horários.AL7:Horários.AL7 Horários.AN7:Horários.AN7 Horários.AP7:Horários.AP7 Horários.AR7:Horários.AR7 Horários.AT7:Horários.AT7">
            <calcext:condition calcext:apply-style-name="Célula preta" calcext:value="=1" calcext:base-cell-address="Horários.B7"/>
          </calcext:conditional-format>
          <calcext:conditional-format calcext:target-range-address="Horários.B8:Horários.B8 Horários.D8:Horários.D8 Horários.F8:Horários.F8 Horários.H8:Horários.H8 Horários.J8:Horários.J8 Horários.L8:Horários.L8 Horários.N8:Horários.N8 Horários.P8:Horários.P8 Horários.R8:Horários.R8 Horários.T8:Horários.T8 Horários.V8:Horários.V8 Horários.X8:Horários.X8 Horários.Z8:Horários.Z8 Horários.AB8:Horários.AB8 Horários.AD8:Horários.AD8 Horários.AF8:Horários.AF8 Horários.AH8:Horários.AH8 Horários.AJ8:Horários.AJ8 Horários.AL8:Horários.AL8 Horários.AN8:Horários.AN8 Horários.AP8:Horários.AP8 Horários.AR8:Horários.AR8 Horários.AT8:Horários.AT8">
            <calcext:condition calcext:apply-style-name="Célula preta" calcext:value="=1" calcext:base-cell-address="Horários.B8"/>
          </calcext:conditional-format>
          <calcext:conditional-format calcext:target-range-address="Horários.B9:Horários.B9 Horários.D9:Horários.D9 Horários.F9:Horários.F9 Horários.H9:Horários.H9 Horários.J9:Horários.J9 Horários.L9:Horários.L9 Horários.N9:Horários.N9 Horários.P9:Horários.P9 Horários.R9:Horários.R9 Horários.T9:Horários.T9 Horários.V9:Horários.V9 Horários.X9:Horários.X9 Horários.Z9:Horários.Z9 Horários.AB9:Horários.AB9 Horários.AD9:Horários.AD9 Horários.AF9:Horários.AF9 Horários.AH9:Horários.AH9 Horários.AJ9:Horários.AJ9 Horários.AL9:Horários.AL9 Horários.AN9:Horários.AN9 Horários.AP9:Horários.AP9 Horários.AR9:Horários.AR9 Horários.AT9:Horários.AT9">
            <calcext:condition calcext:apply-style-name="Célula preta" calcext:value="=1" calcext:base-cell-address="Horários.B9"/>
          </calcext:conditional-format>
          <calcext:conditional-format calcext:target-range-address="Horários.B10:Horários.B10 Horários.D10:Horários.D10 Horários.F10:Horários.F10 Horários.H10:Horários.H10 Horários.J10:Horários.J10 Horários.L10:Horários.L10 Horários.N10:Horários.N10 Horários.P10:Horários.P10 Horários.R10:Horários.R10 Horários.T10:Horários.T10 Horários.V10:Horários.V10 Horários.X10:Horários.X10 Horários.Z10:Horários.Z10 Horários.AB10:Horários.AB10 Horários.AD10:Horários.AD10 Horários.AF10:Horários.AF10 Horários.AH10:Horários.AH10 Horários.AJ10:Horários.AJ10 Horários.AL10:Horários.AL10 Horários.AN10:Horários.AN10 Horários.AP10:Horários.AP10 Horários.AR10:Horários.AR10 Horários.AT10:Horários.AT10">
            <calcext:condition calcext:apply-style-name="Célula preta" calcext:value="=1" calcext:base-cell-address="Horários.B10"/>
          </calcext:conditional-format>
          <calcext:conditional-format calcext:target-range-address="Horários.B11:Horários.B11 Horários.D11:Horários.D11 Horários.F11:Horários.F11 Horários.H11:Horários.H11 Horários.J11:Horários.J11 Horários.L11:Horários.L11 Horários.N11:Horários.N11 Horários.P11:Horários.P11 Horários.R11:Horários.R11 Horários.T11:Horários.T11 Horários.V11:Horários.V11 Horários.X11:Horários.X11 Horários.Z11:Horários.Z11 Horários.AB11:Horários.AB11 Horários.AD11:Horários.AD11 Horários.AF11:Horários.AF11 Horários.AH11:Horários.AH11 Horários.AJ11:Horários.AJ11 Horários.AL11:Horários.AL11 Horários.AN11:Horários.AN11 Horários.AP11:Horários.AP11 Horários.AR11:Horários.AR11 Horários.AT11:Horários.AT11">
            <calcext:condition calcext:apply-style-name="Célula preta" calcext:value="=1" calcext:base-cell-address="Horários.B11"/>
          </calcext:conditional-format>
          <calcext:conditional-format calcext:target-range-address="Horários.B12:Horários.B12 Horários.D12:Horários.D12 Horários.F12:Horários.F12 Horários.H12:Horários.H12 Horários.J12:Horários.J12 Horários.L12:Horários.L12 Horários.N12:Horários.N12 Horários.P12:Horários.P12 Horários.R12:Horários.R12 Horários.T12:Horários.T12 Horários.V12:Horários.V12 Horários.X12:Horários.X12 Horários.Z12:Horários.Z12 Horários.AB12:Horários.AB12 Horários.AD12:Horários.AD12 Horários.AF12:Horários.AF12 Horários.AH12:Horários.AH12 Horários.AJ12:Horários.AJ12 Horários.AL12:Horários.AL12 Horários.AN12:Horários.AN12 Horários.AP12:Horários.AP12 Horários.AR12:Horários.AR12 Horários.AT12:Horários.AT12">
            <calcext:condition calcext:apply-style-name="Célula preta" calcext:value="=1" calcext:base-cell-address="Horários.B12"/>
          </calcext:conditional-format>
          <calcext:conditional-format calcext:target-range-address="Horários.B13:Horários.B13 Horários.D13:Horários.D13 Horários.F13:Horários.F13 Horários.H13:Horários.H13 Horários.J13:Horários.J13 Horários.L13:Horários.L13 Horários.N13:Horários.N13 Horários.P13:Horários.P13 Horários.R13:Horários.R13 Horários.T13:Horários.T13 Horários.V13:Horários.V13 Horários.X13:Horários.X13 Horários.Z13:Horários.Z13 Horários.AB13:Horários.AB13 Horários.AD13:Horários.AD13 Horários.AF13:Horários.AF13 Horários.AH13:Horários.AH13 Horários.AJ13:Horários.AJ13 Horários.AL13:Horários.AL13 Horários.AN13:Horários.AN13 Horários.AP13:Horários.AP13 Horários.AR13:Horários.AR13 Horários.AT13:Horários.AT13">
            <calcext:condition calcext:apply-style-name="Célula preta" calcext:value="=1" calcext:base-cell-address="Horários.B13"/>
          </calcext:conditional-format>
          <calcext:conditional-format calcext:target-range-address="Horários.B14:Horários.B14 Horários.D14:Horários.D14 Horários.F14:Horários.F14 Horários.H14:Horários.H14 Horários.J14:Horários.J14 Horários.L14:Horários.L14 Horários.N14:Horários.N14 Horários.P14:Horários.P14 Horários.R14:Horários.R14 Horários.T14:Horários.T14 Horários.V14:Horários.V14 Horários.X14:Horários.X14 Horários.Z14:Horários.Z14 Horários.AB14:Horários.AB14 Horários.AD14:Horários.AD14 Horários.AF14:Horários.AF14 Horários.AH14:Horários.AH14 Horários.AJ14:Horários.AJ14 Horários.AL14:Horários.AL14 Horários.AN14:Horários.AN14 Horários.AP14:Horários.AP14 Horários.AR14:Horários.AR14 Horários.AT14:Horários.AT14">
            <calcext:condition calcext:apply-style-name="Célula preta" calcext:value="=1" calcext:base-cell-address="Horários.B14"/>
          </calcext:conditional-format>
          <calcext:conditional-format calcext:target-range-address="Horários.B15:Horários.B15 Horários.D15:Horários.D15 Horários.F15:Horários.F15 Horários.H15:Horários.H15 Horários.J15:Horários.J15 Horários.L15:Horários.L15 Horários.N15:Horários.N15 Horários.P15:Horários.P15 Horários.R15:Horários.R15 Horários.T15:Horários.T15 Horários.V15:Horários.V15 Horários.X15:Horários.X15 Horários.Z15:Horários.Z15 Horários.AB15:Horários.AB15 Horários.AD15:Horários.AD15 Horários.AF15:Horários.AF15 Horários.AH15:Horários.AH15 Horários.AJ15:Horários.AJ15 Horários.AL15:Horários.AL15 Horários.AN15:Horários.AN15 Horários.AP15:Horários.AP15 Horários.AR15:Horários.AR15 Horários.AT15:Horários.AT15">
            <calcext:condition calcext:apply-style-name="Célula preta" calcext:value="=1" calcext:base-cell-address="Horários.B15"/>
          </calcext:conditional-format>
          <calcext:conditional-format calcext:target-range-address="Horários.B16:Horários.B16 Horários.D16:Horários.D16 Horários.F16:Horários.F16 Horários.H16:Horários.H16 Horários.J16:Horários.J16 Horários.L16:Horários.L16 Horários.N16:Horários.N16 Horários.P16:Horários.P16 Horários.R16:Horários.R16 Horários.T16:Horários.T16 Horários.V16:Horários.V16 Horários.X16:Horários.X16 Horários.Z16:Horários.Z16 Horários.AB16:Horários.AB16 Horários.AD16:Horários.AD16 Horários.AF16:Horários.AF16 Horários.AH16:Horários.AH16 Horários.AJ16:Horários.AJ16 Horários.AL16:Horários.AL16 Horários.AN16:Horários.AN16 Horários.AP16:Horários.AP16 Horários.AR16:Horários.AR16 Horários.AT16:Horários.AT16">
            <calcext:condition calcext:apply-style-name="Célula preta" calcext:value="=1" calcext:base-cell-address="Horários.B16"/>
          </calcext:conditional-format>
          <calcext:conditional-format calcext:target-range-address="Horários.B17:Horários.B17 Horários.D17:Horários.D17 Horários.F17:Horários.F17 Horários.H17:Horários.H17 Horários.J17:Horários.J17 Horários.L17:Horários.L17 Horários.N17:Horários.N17 Horários.P17:Horários.P17 Horários.R17:Horários.R17 Horários.T17:Horários.T17 Horários.V17:Horários.V17 Horários.X17:Horários.X17 Horários.Z17:Horários.Z17 Horários.AB17:Horários.AB17 Horários.AD17:Horários.AD17 Horários.AF17:Horários.AF17 Horários.AH17:Horários.AH17 Horários.AJ17:Horários.AJ17 Horários.AL17:Horários.AL17 Horários.AN17:Horários.AN17 Horários.AP17:Horários.AP17 Horários.AR17:Horários.AR17 Horários.AT17:Horários.AT17">
            <calcext:condition calcext:apply-style-name="Célula preta" calcext:value="=1" calcext:base-cell-address="Horários.B17"/>
          </calcext:conditional-format>
          <calcext:conditional-format calcext:target-range-address="Horários.B18:Horários.B18 Horários.D18:Horários.D18 Horários.F18:Horários.F18 Horários.H18:Horários.H18 Horários.J18:Horários.J18 Horários.L18:Horários.L18 Horários.N18:Horários.N18 Horários.P18:Horários.P18 Horários.R18:Horários.R18 Horários.T18:Horários.T18 Horários.V18:Horários.V18 Horários.X18:Horários.X18 Horários.Z18:Horários.Z18 Horários.AB18:Horários.AB18 Horários.AD18:Horários.AD18 Horários.AF18:Horários.AF18 Horários.AH18:Horários.AH18 Horários.AJ18:Horários.AJ18 Horários.AL18:Horários.AL18 Horários.AN18:Horários.AN18 Horários.AP18:Horários.AP18 Horários.AR18:Horários.AR18 Horários.AT18:Horários.AT18">
            <calcext:condition calcext:apply-style-name="Célula preta" calcext:value="=1" calcext:base-cell-address="Horários.B18"/>
          </calcext:conditional-format>
          <calcext:conditional-format calcext:target-range-address="Horários.B19:Horários.B19 Horários.D19:Horários.D19 Horários.F19:Horários.F19 Horários.H19:Horários.H19 Horários.J19:Horários.J19 Horários.L19:Horários.L19 Horários.N19:Horários.N19 Horários.P19:Horários.P19 Horários.R19:Horários.R19 Horários.T19:Horários.T19 Horários.V19:Horários.V19 Horários.X19:Horários.X19 Horários.Z19:Horários.Z19 Horários.AB19:Horários.AB19 Horários.AD19:Horários.AD19 Horários.AF19:Horários.AF19 Horários.AH19:Horários.AH19 Horários.AJ19:Horários.AJ19 Horários.AL19:Horários.AL19 Horários.AN19:Horários.AN19 Horários.AP19:Horários.AP19 Horários.AR19:Horários.AR19 Horários.AT19:Horários.AT19">
            <calcext:condition calcext:apply-style-name="Célula preta" calcext:value="=1" calcext:base-cell-address="Horários.B19"/>
          </calcext:conditional-format>
          <calcext:conditional-format calcext:target-range-address="Horários.B20:Horários.B20 Horários.D20:Horários.D20 Horários.F20:Horários.F20 Horários.H20:Horários.H20 Horários.J20:Horários.J20 Horários.L20:Horários.L20 Horários.N20:Horários.N20 Horários.P20:Horários.P20 Horários.R20:Horários.R20 Horários.T20:Horários.T20 Horários.V20:Horários.V20 Horários.X20:Horários.X20 Horários.Z20:Horários.Z20 Horários.AB20:Horários.AB20 Horários.AD20:Horários.AD20 Horários.AF20:Horários.AF20 Horários.AH20:Horários.AH20 Horários.AJ20:Horários.AJ20 Horários.AL20:Horários.AL20 Horários.AN20:Horários.AN20 Horários.AP20:Horários.AP20 Horários.AR20:Horários.AR20 Horários.AT20:Horários.AT20">
            <calcext:condition calcext:apply-style-name="Célula preta" calcext:value="=1" calcext:base-cell-address="Horários.B20"/>
          </calcext:conditional-format>
          <calcext:conditional-format calcext:target-range-address="Horários.B21:Horários.B21 Horários.D21:Horários.D21 Horários.F21:Horários.F21 Horários.H21:Horários.H21 Horários.J21:Horários.J21 Horários.L21:Horários.L21 Horários.N21:Horários.N21 Horários.P21:Horários.P21 Horários.R21:Horários.R21 Horários.T21:Horários.T21 Horários.V21:Horários.V21 Horários.X21:Horários.X21 Horários.Z21:Horários.Z21 Horários.AB21:Horários.AB21 Horários.AD21:Horários.AD21 Horários.AF21:Horários.AF21 Horários.AH21:Horários.AH21 Horários.AJ21:Horários.AJ21 Horários.AL21:Horários.AL21 Horários.AP21:Horários.AP21 Horários.AR21:Horários.AR21 Horários.AT21:Horários.AT21">
            <calcext:condition calcext:apply-style-name="Célula preta" calcext:value="=1" calcext:base-cell-address="Horários.B21"/>
          </calcext:conditional-format>
          <calcext:conditional-format calcext:target-range-address="Horários.B22:Horários.B22 Horários.D22:Horários.D22 Horários.F22:Horários.F22 Horários.H22:Horários.H22 Horários.J22:Horários.J22 Horários.L22:Horários.L22 Horários.N22:Horários.N22 Horários.P22:Horários.P22 Horários.R22:Horários.R22 Horários.T22:Horários.T22 Horários.V22:Horários.V22 Horários.X22:Horários.X22 Horários.Z22:Horários.Z22 Horários.AB22:Horários.AB22 Horários.AD22:Horários.AD22 Horários.AF22:Horários.AF22 Horários.AH22:Horários.AH22 Horários.AJ22:Horários.AJ22 Horários.AL22:Horários.AL22 Horários.AP22:Horários.AP22 Horários.AR22:Horários.AR22 Horários.AT22:Horários.AT22">
            <calcext:condition calcext:apply-style-name="Célula preta" calcext:value="=1" calcext:base-cell-address="Horários.B22"/>
          </calcext:conditional-format>
          <calcext:conditional-format calcext:target-range-address="Horários.B24:Horários.AT24">
            <calcext:condition calcext:apply-style-name="Erro" calcext:value="=0" calcext:base-cell-address="Horários.B24"/>
          </calcext:conditional-format>
          <calcext:conditional-format calcext:target-range-address="Horários.B3:Horários.B3 Horários.D3:Horários.D3 Horários.F3:Horários.F3 Horários.H3:Horários.H3 Horários.J3:Horários.J3 Horários.L3:Horários.L3 Horários.N3:Horários.N3 Horários.P3:Horários.P3 Horários.R3:Horários.R3 Horários.T3:Horários.T3 Horários.V3:Horários.V3 Horários.X3:Horários.X3 Horários.Z3:Horários.Z3 Horários.AB3:Horários.AB3 Horários.AD3:Horários.AD3 Horários.AF3:Horários.AF3 Horários.AH3:Horários.AH3 Horários.AJ3:Horários.AJ3 Horários.AL3:Horários.AL3 Horários.AN3:Horários.AN3 Horários.AP3:Horários.AP3 Horários.AR3:Horários.AR3 Horários.AT3:Horários.AT3">
            <calcext:condition calcext:apply-style-name="Célula preta" calcext:value="=1" calcext:base-cell-address="Horários.B3"/>
          </calcext:conditional-format>
          <calcext:conditional-format calcext:target-range-address="Horários.C3:Horários.C22 Horários.E3:Horários.E22 Horários.G3:Horários.G22 Horários.I3:Horários.I22 Horários.K3:Horários.K22 Horários.M3:Horários.M22 Horários.O3:Horários.O22 Horários.Q3:Horários.Q22 Horários.S3:Horários.S22 Horários.U3:Horários.U22 Horários.W3:Horários.W22 Horários.Y3:Horários.Y22 Horários.AA3:Horários.AA22 Horários.AC3:Horários.AC22 Horários.AE3:Horários.AE22 Horários.AG3:Horários.AG22 Horários.AI3:Horários.AI22 Horários.AK3:Horários.AK22 Horários.AM3:Horários.AM22 Horários.AO3:Horários.AO22 Horários.AQ3:Horários.AQ22 Horários.AS3:Horários.AS22">
            <calcext:condition calcext:apply-style-name="Célula preta" calcext:value="=1" calcext:base-cell-address="Horários.C3"/>
          </calcext:conditional-format>
          <calcext:conditional-format calcext:target-range-address="Horários.AN21:Horários.AN21">
            <calcext:condition calcext:apply-style-name="Célula preta" calcext:value="=1" calcext:base-cell-address="Horários.AN21"/>
          </calcext:conditional-format>
          <calcext:conditional-format calcext:target-range-address="Horários.AN22:Horários.AN22">
            <calcext:condition calcext:apply-style-name="Célula preta" calcext:value="=1" calcext:base-cell-address="Horários.AN22"/>
          </calcext:conditional-format>
        </calcext:conditional-formats>
      </table:table>
      <table:table table:name="Testes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6" table:default-cell-style-name="Default"/>
        <table:table-column table:style-name="co9" table:default-cell-style-name="Default"/>
        <table:table-column table:style-name="co31" table:default-cell-style-name="ce14"/>
        <table:table-column table:style-name="co32" table:default-cell-style-name="ce14"/>
        <table:table-column table:style-name="co28" table:default-cell-style-name="ce14"/>
        <table:table-column table:style-name="co33" table:default-cell-style-name="ce14"/>
        <table:table-column table:style-name="co34" table:default-cell-style-name="ce14"/>
        <table:table-column table:style-name="co33" table:default-cell-style-name="ce14"/>
        <table:table-column table:style-name="co9" table:default-cell-style-name="Default"/>
        <table:table-column table:style-name="co31" table:number-columns-repeated="4" table:default-cell-style-name="Default"/>
        <table:table-row table:style-name="ro1">
          <table:table-cell table:number-columns-repeated="2"/>
          <table:table-cell table:style-name="ce52" office:value-type="string" calcext:value-type="string" table:number-columns-spanned="6" table:number-rows-spanned="1">
            <text:p>Objetivos</text:p>
          </table:table-cell>
          <table:covered-table-cell table:number-columns-repeated="5"/>
          <table:table-cell table:number-columns-repeated="12"/>
        </table:table-row>
        <table:table-row table:style-name="ro5">
          <table:table-cell table:number-columns-repeated="2"/>
          <table:table-cell table:style-name="ce53" office:value-type="string" calcext:value-type="string">
            <text:p>NULA</text:p>
          </table:table-cell>
          <table:table-cell table:style-name="ce56" office:value-type="string" calcext:value-type="string">
            <text:p>ALGO</text:p>
          </table:table-cell>
          <table:table-cell table:style-name="ce56" office:value-type="string" calcext:value-type="string">
            <text:p>ESTD</text:p>
          </table:table-cell>
          <table:table-cell table:style-name="ce56" office:value-type="string" calcext:value-type="string">
            <text:p>FNBD</text:p>
          </table:table-cell>
          <table:table-cell table:style-name="ce56" office:value-type="string" calcext:value-type="string">
            <text:p>PROO</text:p>
          </table:table-cell>
          <table:table-cell table:style-name="ce56" office:value-type="string" calcext:value-type="string">
            <text:p>TABD</text:p>
          </table:table-cell>
          <table:table-cell/>
          <table:table-cell table:style-name="ce52" office:value-type="string" calcext:value-type="string" table:number-columns-spanned="6" table:number-rows-spanned="1">
            <text:p>GDSW</text:p>
          </table:table-cell>
          <table:covered-table-cell table:style-name="ce52"/>
          <table:covered-table-cell table:number-columns-repeated="4"/>
          <table:table-cell table:number-columns-repeated="5"/>
        </table:table-row>
        <table:table-row table:style-name="ro1">
          <table:table-cell table:style-name="ce50" office:value-type="string" calcext:value-type="string" table:number-columns-spanned="1" table:number-rows-spanned="6">
            <text:p>Requisitos</text:p>
          </table:table-cell>
          <table:table-cell table:style-name="ce51" office:value-type="string" calcext:value-type="string">
            <text:p>NULA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ALGO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ESTD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FNBD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4" table:number-matrix-rows-spanned="4" table:formula="of:=MMULT([.K4:.O7];TRANSPOSE([.K11:.O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PROO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TABD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style-name="ce14" table:formula="of:=SUM([.C3:.C8])" office:value-type="float" office:value="0" calcext:value-type="float">
            <text:p>0</text:p>
          </table:table-cell>
          <table:table-cell table:style-name="ce14" table:formula="of:=SUM([.D3:.D8])" office:value-type="float" office:value="1" calcext:value-type="float">
            <text:p>1</text:p>
          </table:table-cell>
          <table:table-cell table:style-name="ce14" table:formula="of:=SUM([.E3:.E8])" office:value-type="float" office:value="1" calcext:value-type="float">
            <text:p>1</text:p>
          </table:table-cell>
          <table:table-cell table:style-name="ce14" table:formula="of:=SUM([.F3:.F8])" office:value-type="float" office:value="1" calcext:value-type="float">
            <text:p>1</text:p>
          </table:table-cell>
          <table:table-cell table:style-name="ce14" table:formula="of:=SUM([.G3:.G8])" office:value-type="float" office:value="1" calcext:value-type="float">
            <text:p>1</text:p>
          </table:table-cell>
          <table:table-cell table:style-name="ce14" table:formula="of:=SUM([.H3:.H8])" office:value-type="float" office:value="2" calcext:value-type="float">
            <text:p>2</text:p>
          </table:table-cell>
          <table:table-cell/>
          <table:table-cell table:style-name="ce52" office:value-type="string" calcext:value-type="string" table:number-columns-spanned="6" table:number-rows-spanned="1">
            <text:p>GEPJ</text:p>
          </table:table-cell>
          <table:covered-table-cell table:style-name="ce52"/>
          <table:covered-table-cell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.</text:p>
          </table:table-cell>
          <table:table-cell table:style-name="ce55" table:number-matrix-columns-spanned="6" table:number-matrix-rows-spanned="1" table:formula="of:=MMULT([.C12:.H12];[.C3:.H8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rovado?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síveis</text:p>
          </table:table-cell>
          <table:table-cell table:style-name="ce55" table:formula="of:=IF([.C9] &lt;&gt; 0; ROUNDDOWN(([.C10]-[.C12])/[.C9]); 0)" office:value-type="float" office:value="0" calcext:value-type="float">
            <text:p>0</text:p>
          </table:table-cell>
          <table:table-cell table:style-name="ce55" table:formula="of:=IF([.D9] &lt;&gt; 0; ROUNDDOWN(([.D10]-[.D12])/[.D9]); 0)" office:value-type="float" office:value="1" calcext:value-type="float">
            <text:p>1</text:p>
          </table:table-cell>
          <table:table-cell table:style-name="ce55" table:formula="of:=IF([.E9] &lt;&gt; 0; ROUNDDOWN(([.E10]-[.E12])/[.E9]); 0)" office:value-type="float" office:value="0" calcext:value-type="float">
            <text:p>0</text:p>
          </table:table-cell>
          <table:table-cell table:style-name="ce55" table:formula="of:=IF([.F9] &lt;&gt; 0; ROUNDDOWN(([.F10]-[.F12])/[.F9]); 0)" office:value-type="float" office:value="0" calcext:value-type="float">
            <text:p>0</text:p>
          </table:table-cell>
          <table:table-cell table:style-name="ce55" table:formula="of:=IF([.G9] &lt;&gt; 0; ROUNDDOWN(([.G10]-[.G12])/[.G9]); 0)" office:value-type="float" office:value="-1" calcext:value-type="float">
            <text:p>-1</text:p>
          </table:table-cell>
          <table:table-cell table:style-name="ce55" table:formula="of:=IF([.H9] &lt;&gt; 0; ROUNDDOWN(([.H10]-[.H12])/[.H9]); 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52" office:value-type="string" calcext:value-type="string" table:number-columns-spanned="6" table:number-rows-spanned="1">
            <text:p>HORÁRIO</text:p>
          </table:table-cell>
          <table:covered-table-cell table:style-name="ce52"/>
          <table:covered-table-cell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formula="of:=[.K4]+[.K11]" office:value-type="float" office:value="0" calcext:value-type="float">
            <text:p>0</text:p>
          </table:table-cell>
          <table:table-cell table:formula="of:=[.L4]+[.L11]" office:value-type="float" office:value="1" calcext:value-type="float">
            <text:p>1</text:p>
          </table:table-cell>
          <table:table-cell table:formula="of:=[.M4]+[.M11]" office:value-type="float" office:value="1" calcext:value-type="float">
            <text:p>1</text:p>
          </table:table-cell>
          <table:table-cell table:formula="of:=[.N4]+[.N11]" office:value-type="float" office:value="0" calcext:value-type="float">
            <text:p>0</text:p>
          </table:table-cell>
          <table:table-cell table:formula="of:=[.O4]+[.O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K5]+[.K12]" office:value-type="float" office:value="0" calcext:value-type="float">
            <text:p>0</text:p>
          </table:table-cell>
          <table:table-cell table:formula="of:=[.L5]+[.L12]" office:value-type="float" office:value="1" calcext:value-type="float">
            <text:p>1</text:p>
          </table:table-cell>
          <table:table-cell table:formula="of:=[.M5]+[.M12]" office:value-type="float" office:value="1" calcext:value-type="float">
            <text:p>1</text:p>
          </table:table-cell>
          <table:table-cell table:formula="of:=[.N5]+[.N12]" office:value-type="float" office:value="0" calcext:value-type="float">
            <text:p>0</text:p>
          </table:table-cell>
          <table:table-cell table:formula="of:=[.O5]+[.O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K6]+[.K13]" office:value-type="float" office:value="1" calcext:value-type="float">
            <text:p>1</text:p>
          </table:table-cell>
          <table:table-cell table:formula="of:=[.L6]+[.L13]" office:value-type="float" office:value="0" calcext:value-type="float">
            <text:p>0</text:p>
          </table:table-cell>
          <table:table-cell table:formula="of:=[.M6]+[.M13]" office:value-type="float" office:value="0" calcext:value-type="float">
            <text:p>0</text:p>
          </table:table-cell>
          <table:table-cell table:formula="of:=[.N6]+[.N13]" office:value-type="float" office:value="1" calcext:value-type="float">
            <text:p>1</text:p>
          </table:table-cell>
          <table:table-cell table:formula="of:=[.O6]+[.O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K7]+[.K14]" office:value-type="float" office:value="1" calcext:value-type="float">
            <text:p>1</text:p>
          </table:table-cell>
          <table:table-cell table:formula="of:=[.L7]+[.L14]" office:value-type="float" office:value="0" calcext:value-type="float">
            <text:p>0</text:p>
          </table:table-cell>
          <table:table-cell table:formula="of:=[.M7]+[.M14]" office:value-type="float" office:value="0" calcext:value-type="float">
            <text:p>0</text:p>
          </table:table-cell>
          <table:table-cell table:formula="of:=[.N7]+[.N14]" office:value-type="float" office:value="1" calcext:value-type="float">
            <text:p>1</text:p>
          </table:table-cell>
          <table:table-cell table:formula="of:=[.O7]+[.O1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  <style:style style:name="Erro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5:41:24.9586085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7-08-16T16:09:39.298600406</dc:date>
    <dc:creator>Allan Denis</dc:creator>
    <meta:editing-duration>P14DT5H13M32S</meta:editing-duration>
    <meta:editing-cycles>31</meta:editing-cycles>
    <meta:generator>LibreOffice/5.2.7.2$Linux_X86_64 LibreOffice_project/20m0$Build-2</meta:generator>
    <meta:document-statistic meta:table-count="4" meta:cell-count="4648" meta:object-count="0"/>
  </office:meta>
</office:document-meta>
</file>